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397B15F00C5898607D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size="24pt" fo:font-weight="bold" style:font-size-asian="24pt" style:font-weight-asian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/></text:p>
      <text:p text:style-name="Standard"><text:span text:style-name="T1">1.Create a Bucket in IBM object storage</text:span><draw:frame draw:style-name="fr1" draw:name="Image1" text:anchor-type="char" svg:x="-0.019cm" svg:y="2.783cm" svg:width="17cm" svg:height="8.135cm" draw:z-index="0"><draw:image xlink:href="Pictures/100000010000078000000397B15F00C5898607D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20T09:39:50.528000000</dc:date>
    <meta:editing-duration>PT1M15S</meta:editing-duration>
    <meta:editing-cycles>1</meta:editing-cycles>
    <meta:document-statistic meta:table-count="0" meta:image-count="1" meta:object-count="0" meta:page-count="1" meta:paragraph-count="1" meta:word-count="7" meta:character-count="39" meta:non-whitespace-character-count="33"/>
    <meta:generator>LibreOffice/7.3.3.2$Windows_X86_64 LibreOffice_project/d1d0ea68f081ee2800a922cac8f79445e4603348</meta:generator>
  </office:meta>
</office:document-meta>
</file>